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6.002cm" fo:margin-left="-0.191cm" table:align="left" style:writing-mode="lr-tb"/>
    </style:style>
    <style:style style:name="Taula1.A" style:family="table-column">
      <style:table-column-properties style:column-width="16.002cm"/>
    </style:style>
    <style:style style:name="Taula1.1" style:family="table-row">
      <style:table-row-properties style:min-row-height="0.681cm" style:keep-together="true" fo:keep-together="auto"/>
    </style:style>
    <style:style style:name="Taula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1.2" style:family="table-row">
      <style:table-row-properties style:min-row-height="1.612cm" style:keep-together="true" fo:keep-together="auto"/>
    </style:style>
    <style:style style:name="P1" style:family="paragraph" style:parent-style-name="Standard">
      <style:paragraph-properties loext:contextual-spacing="false" fo:margin-left="0.988cm" fo:margin-right="0cm" fo:margin-top="0.212cm" fo:margin-bottom="0cm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2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style:language-asian="es" style:country-asian="ES"/>
    </style:style>
    <style:style style:name="P3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Calibri" fo:language="en" fo:country="GB" style:language-asian="es" style:country-asian="ES"/>
    </style:style>
    <style:style style:name="P4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5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6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use-window-font-color="true" style:font-name="Calibri" fo:font-size="12pt" fo:language="en" fo:country="GB" fo:font-style="italic" fo:font-weight="bold" style:font-name-asian="Times New Roman" style:font-size-asian="12pt" style:language-asian="es" style:country-asian="ES" style:font-style-asian="italic" style:font-weight-asian="bold" style:font-style-complex="normal" style:font-weight-complex="bold"/>
    </style:style>
    <style:style style:name="P7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fo:language="en" fo:country="GB" style:language-asian="es" style:country-asian="ES"/>
    </style:style>
    <style:style style:name="P8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9" style:family="paragraph" style:parent-style-name="Standard">
      <style:paragraph-properties loext:contextual-spacing="false" fo:margin-left="0.99cm" fo:margin-right="0cm" fo:margin-top="0.423cm" fo:margin-bottom="0cm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10" style:family="paragraph" style:parent-style-name="Standard">
      <style:paragraph-properties loext:contextual-spacing="false" fo:margin-left="0.99cm" fo:margin-right="0cm" fo:margin-top="0.212cm" fo:margin-bottom="0cm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11" style:family="paragraph" style:parent-style-name="Standard">
      <style:paragraph-properties loext:contextual-spacing="false" fo:margin-left="0.99cm" fo:margin-right="0cm" fo:margin-top="0.212cm" fo:margin-bottom="0cm" fo:text-align="justify" style:justify-single-word="false" fo:text-indent="-0.99cm" style:auto-text-indent="false"/>
      <style:text-properties style:font-name="Calibri" fo:font-size="6pt" fo:language="en" fo:country="GB" style:font-size-asian="5.25pt" style:language-asian="es" style:country-asian="ES" style:font-size-complex="6pt"/>
    </style:style>
    <style:style style:name="P12" style:family="paragraph" style:parent-style-name="Standard">
      <style:paragraph-properties loext:contextual-spacing="false" fo:margin-top="0.212cm" fo:margin-bottom="0cm"/>
      <style:text-properties fo:language="en" fo:country="GB" style:language-asian="es" style:country-asian="ES"/>
    </style:style>
    <style:style style:name="P13" style:family="paragraph" style:parent-style-name="Standard">
      <style:paragraph-properties loext:contextual-spacing="false" fo:margin-top="0.212cm" fo:margin-bottom="0cm"/>
      <style:text-properties style:font-name="Calibri" fo:language="en" fo:country="GB" fo:font-style="italic" style:language-asian="es" style:country-asian="ES" style:font-style-asian="italic"/>
    </style:style>
    <style:style style:name="P14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0.106cm solid #92cddc"/>
      <style:text-properties style:font-name="Calibri" fo:font-size="18pt" fo:language="en" fo:country="GB" fo:font-weight="bold" style:font-size-asian="18pt" style:language-asian="es" style:country-asian="ES" style:font-weight-asian="bold"/>
    </style:style>
    <style:style style:name="P15" style:family="paragraph" style:parent-style-name="Standard">
      <style:paragraph-properties loext:contextual-spacing="false" fo:margin-top="0.212cm" fo:margin-bottom="0cm"/>
      <style:text-properties fo:language="en" fo:country="GB" style:language-asian="es" style:country-asian="ES"/>
    </style:style>
    <style:style style:name="P16" style:family="paragraph" style:parent-style-name="Standard">
      <style:paragraph-properties loext:contextual-spacing="false" fo:margin-left="0cm" fo:margin-right="0cm" fo:margin-top="0.212cm" fo:margin-bottom="0cm" fo:text-align="justify" style:justify-single-word="false" fo:text-indent="0cm" style:auto-text-indent="false"/>
      <style:text-properties style:font-name="Calibri" fo:language="en" fo:country="GB" style:language-asian="es" style:country-asian="ES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style="italic" style:font-style-asian="italic"/>
    </style:style>
    <style:style style:name="T4" style:family="text">
      <style:text-properties style:font-name="Calibri" fo:font-style="italic" fo:font-weight="bold" style:font-style-asian="italic" style:font-weight-asian="bold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Verification document</text:p>
      <text:p text:style-name="P9"><text:span text:style-name="T2">Program or utility to verify</text:span><text:span text:style-name="T2">:</text:span><text:span text:style-name="T1"> pwd</text:span></text:p>
      <text:p text:style-name="P10"><text:span text:style-name="T2">Author(s) of the program:</text:span><text:span text:style-name="T1"> Alexander Bergareche</text:span></text:p>
      <text:p text:style-name="P10"><text:span text:style-name="T2">Author(s) of the verification document:</text:span><text:span text:style-name="T1"> Alexander Bergareche</text:span></text:p>
      <text:p text:style-name="P10"><text:span text:style-name="T2">Author(s) of the verification:</text:span><text:span text:style-name="T1"> Alexander Bergareche</text:span></text:p>
      <text:p text:style-name="P11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">1<text:span text:style-name="T5">st</text:span> verification case</text:p>
          </table:table-cell>
        </table:table-row>
        <table:table-row table:style-name="Taula1.2">
          <table:table-cell table:style-name="Taula1.A1" office:value-type="string">
            <text:p text:style-name="P7"><text:span text:style-name="T2">Objective</text:span><text:span text:style-name="T1">:</text:span><text:span text:style-name="T3"> Verify normal command execution</text:span></text:p>
            <text:p text:style-name="P7"><text:span text:style-name="T2">Input</text:span><text:span text:style-name="T1">:</text:span><text:span text:style-name="T3"> pwd</text:span></text:p>
            <text:p text:style-name="P12"><text:span text:style-name="T2">Previewed output</text:span><text:span text:style-name="T1">:</text:span></text:p>
            <text:p text:style-name="P13">You're currently in "IOSTerminus".</text:p>
            <text:p text:style-name="P7"><text:span text:style-name="T2">Verification output</text:span><text:span text:style-name="T1">: </text:span></text:p>
            <text:p text:style-name="P2">You're currently in "IOSTerminus".</text:p>
            <text:p text:style-name="P7"><text:span text:style-name="T4">Explanation</text:span><text:span text:style-name="T3">: Works as expected, shows “You're currenctly in 'directoryName'.” followed by a new line separator (\n).</text:span></text:p>
            <text:p text:style-name="P4"/>
          </table:table-cell>
        </table:table-row>
      </table:table>
      <text:p text:style-name="P1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.141cm" fo:margin-bottom="0cm" fo:orphans="0" fo:widows="0" style:writing-mode="lr-tb"/>
      <style:text-properties style:use-window-font-color="true" style:font-name="Times" fo:font-size="12pt" fo:language="es" fo:country="ES" style:font-name-asian="Times New Roman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Lafuente</meta:initial-creator>
    <meta:editing-cycles>9</meta:editing-cycles>
    <meta:print-date>2014-01-28T14:47:00</meta:print-date>
    <meta:creation-date>2014-08-28T09:07:00</meta:creation-date>
    <dc:date>2020-03-27T12:52:15.40</dc:date>
    <meta:editing-duration>PT23M49S</meta:editing-duration>
    <meta:generator>OpenOffice/4.1.6$Win32 OpenOffice.org_project/416m1$Build-9790</meta:generator>
    <dc:creator>Alexander Bergareche Casla</dc:creator>
    <meta:document-statistic meta:table-count="1" meta:image-count="0" meta:object-count="0" meta:page-count="1" meta:paragraph-count="13" meta:word-count="65" meta:character-count="506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